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5cm" style:rel-column-width="327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16.999cm" style:rel-column-width="65534*"/>
    </style:style>
    <style:style style:name="Tabel2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List_20_1_20_Cont.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ff00" fo:font-style="italic" style:font-style-asian="italic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ff"/>
    </style:style>
    <style:style style:name="T6" style:family="text">
      <style:text-properties fo:color="#800000"/>
    </style:style>
    <style:style style:name="T7" style:family="text">
      <style:text-properties fo:color="#800000" style:font-name="Trajan Pro"/>
    </style:style>
    <style:style style:name="T8" style:family="text">
      <style:text-properties fo:color="#800000" style:font-name="Trajan Pro" fo:font-size="15pt" style:font-size-asian="15pt" style:font-size-complex="15pt"/>
    </style:style>
    <style:style style:name="T9" style:family="text">
      <style:text-properties fo:color="#800000" style:font-name="Trajan Pro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800000" style:font-name="Traja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titel}</text:p>
      <text:p text:style-name="Standard"/>
      <text:p text:style-name="Standard">[vragen]</text:p>
      <text:p text:style-name="Standard"><text:span text:style-name="T3">{vraag}</text:span><text:line-break/></text:p>
      <text:p text:style-name="Standard"><text:span text:style-name="T1">Antwoorden:</text:span></text:p>
      <table:table table:name="Tabel1" table:style-name="Tabel1">
        <table:table-column table:style-name="Tabel1.A" table:number-columns-repeated="2"/>
        <table:table-row>
          <table:table-cell table:style-name="Tabel1.A1" office:value-type="string">
            <text:p text:style-name="Standard">[row.antwoorden]{antwoord}</text:p>
          </table:table-cell>
          <table:table-cell table:style-name="Tabel1.B1" office:value-type="string">
            <text:p text:style-name="P2"><text:span text:style-name="T10">{datum}</text:span>[/row.antwoorden]</text:p>
          </table:table-cell>
        </table:table-row>
      </table:table>
      <text:p text:style-name="Standard"><text:span text:style-name="T1"/></text:p>
      <text:p text:style-name="Standard"><text:span text:style-name="T1">Opmerkingen:</text:span></text:p>
      <table:table table:name="Tabel2" table:style-name="Tabel2">
        <table:table-column table:style-name="Tabel2.A"/>
        <table:table-row>
          <table:table-cell table:style-name="Tabel2.A1" office:value-type="string">
            <text:p text:style-name="Standard">[row.opmerkingen]<text:span text:style-name="T2">{opmerking}[/row.opmerkingen]</text:span></text:p>
          </table:table-cell>
        </table:table-row>
      </table:table>
      <text:p text:style-name="Standard">[/vragen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{koptekst}</text:p>
      </style:header>
      <style:footer>
        <text:p text:style-name="Footer">{voettekst}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Cyril PIERRE de GEYERR</meta:initial-creator>
    <meta:creation-date>2008-09-02T10:04:05</meta:creation-date>
    <dc:date>2010-03-29T15:46:16.67</dc:date>
    <meta:editing-cycles>62</meta:editing-cycles>
    <meta:editing-duration>PT03H26M21S</meta:editing-duration>
    <dc:creator>Bart Huttinga</dc:creator>
    <meta:document-statistic meta:table-count="2" meta:image-count="0" meta:object-count="0" meta:page-count="1" meta:paragraph-count="11" meta:word-count="14" meta:character-count="179"/>
    <meta:user-defined meta:name="Info 1"/>
    <meta:user-defined meta:name="Info 2"/>
    <meta:user-defined meta:name="Info 3"/>
    <meta:user-defined meta:name="Info 4"/>
  </office:meta>
</office:document-meta>
</file>